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04C93EBD3A4C4321A1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fo:margin-top="0.25in" fo:margin-bottom="0in" table:align="margins"/>
    </style:style>
    <style:style style:name="Table2.A" style:family="table-column">
      <style:table-column-properties style:column-width="2.2313in" style:rel-column-width="21845*"/>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0pt" officeooo:rsid="002ee2e9" officeooo:paragraph-rsid="00317696" style:font-size-asian="10pt" style:font-size-complex="10pt"/>
    </style:style>
    <style:style style:name="P2" style:family="paragraph" style:parent-style-name="Table_20_Contents">
      <style:paragraph-properties fo:text-align="end" style:justify-single-word="false"/>
      <style:text-properties fo:font-size="10pt" officeooo:rsid="002ee2e9" officeooo:paragraph-rsid="002ee2e9" style:font-size-asian="10pt" style:font-size-complex="10pt"/>
    </style:style>
    <style:style style:name="P3" style:family="paragraph" style:parent-style-name="Table_20_Contents">
      <style:text-properties fo:font-style="italic" fo:font-weight="bold" officeooo:rsid="0032a104" officeooo:paragraph-rsid="0032a104" style:font-style-asian="italic" style:font-weight-asian="bold" style:font-style-complex="italic" style:font-weight-complex="bold"/>
    </style:style>
    <style:style style:name="P4" style:family="paragraph" style:parent-style-name="Table_20_Contents">
      <style:text-properties officeooo:rsid="0032a104" officeooo:paragraph-rsid="0032a104"/>
    </style:style>
    <style:style style:name="P5" style:family="paragraph" style:parent-style-name="Table_20_Contents">
      <style:text-properties officeooo:rsid="0046083b" officeooo:paragraph-rsid="0046083b"/>
    </style:style>
    <style:style style:name="P6" style:family="paragraph" style:parent-style-name="Text_20_body">
      <style:text-properties officeooo:rsid="00217b84" officeooo:paragraph-rsid="001ffcee"/>
    </style:style>
    <style:style style:name="P7" style:family="paragraph" style:parent-style-name="Text_20_body">
      <style:text-properties officeooo:rsid="0021afaa" officeooo:paragraph-rsid="0021afaa"/>
    </style:style>
    <style:style style:name="P8" style:family="paragraph" style:parent-style-name="Text_20_body">
      <style:text-properties officeooo:rsid="00231d3d" officeooo:paragraph-rsid="0027acc7"/>
    </style:style>
    <style:style style:name="P9" style:family="paragraph" style:parent-style-name="Text_20_body">
      <style:text-properties fo:font-style="normal" officeooo:rsid="00265e9e" officeooo:paragraph-rsid="0027acc7" style:font-style-asian="normal" style:font-style-complex="normal"/>
    </style:style>
    <style:style style:name="P10" style:family="paragraph" style:parent-style-name="Text_20_body">
      <style:text-properties officeooo:rsid="003796fa" officeooo:paragraph-rsid="003796fa"/>
    </style:style>
    <style:style style:name="P11" style:family="paragraph" style:parent-style-name="Text_20_body">
      <style:text-properties officeooo:rsid="003796fa" officeooo:paragraph-rsid="003c7f22"/>
    </style:style>
    <style:style style:name="P12" style:family="paragraph" style:parent-style-name="Text_20_body">
      <style:text-properties officeooo:rsid="0027acc7" officeooo:paragraph-rsid="0027acc7"/>
    </style:style>
    <style:style style:name="P13" style:family="paragraph" style:parent-style-name="Text_20_body">
      <style:text-properties officeooo:rsid="0021f1c3" officeooo:paragraph-rsid="0021f1c3"/>
    </style:style>
    <style:style style:name="P14" style:family="paragraph" style:parent-style-name="Text_20_body">
      <style:text-properties officeooo:rsid="0037c3a7" officeooo:paragraph-rsid="0037c3a7"/>
    </style:style>
    <style:style style:name="P15" style:family="paragraph" style:parent-style-name="Text_20_body">
      <style:text-properties officeooo:rsid="003c7f22" officeooo:paragraph-rsid="003c7f22"/>
    </style:style>
    <style:style style:name="P16" style:family="paragraph" style:parent-style-name="Title">
      <style:text-properties officeooo:rsid="001ffcee" officeooo:paragraph-rsid="002d4846"/>
    </style:style>
    <style:style style:name="P17" style:family="paragraph" style:parent-style-name="Text_20_body">
      <style:paragraph-properties fo:margin-left="0.4925in" fo:margin-right="0in" fo:text-indent="0in" style:auto-text-indent="false"/>
      <style:text-properties fo:font-weight="bold" officeooo:rsid="003796fa" officeooo:paragraph-rsid="003796fa" style:font-weight-asian="bold" style:font-weight-complex="bold"/>
    </style:style>
    <style:style style:name="P18" style:family="paragraph" style:parent-style-name="Text_20_body">
      <style:paragraph-properties fo:margin-left="0.4925in" fo:margin-right="0in" fo:text-indent="0in" style:auto-text-indent="false"/>
      <style:text-properties officeooo:rsid="003796fa" officeooo:paragraph-rsid="003c7f22"/>
    </style:style>
    <style:style style:name="P19" style:family="paragraph" style:parent-style-name="Text_20_body">
      <style:paragraph-properties fo:margin-left="0in" fo:margin-right="0in" fo:text-indent="0in" style:auto-text-indent="false"/>
      <style:text-properties officeooo:rsid="003796fa" officeooo:paragraph-rsid="003796fa"/>
    </style:style>
    <style:style style:name="P20" style:family="paragraph" style:parent-style-name="Text_20_body">
      <style:paragraph-properties fo:margin-left="0in" fo:margin-right="0in" fo:text-indent="0in" style:auto-text-indent="false"/>
      <style:text-properties officeooo:rsid="003796fa" officeooo:paragraph-rsid="003c7f22"/>
    </style:style>
    <style:style style:name="P21" style:family="paragraph" style:parent-style-name="Text_20_body" style:list-style-name="L1">
      <style:text-properties officeooo:rsid="00217b84" officeooo:paragraph-rsid="00217b84"/>
    </style:style>
    <style:style style:name="P22" style:family="paragraph" style:parent-style-name="Text_20_body" style:list-style-name="L2">
      <style:text-properties officeooo:rsid="003a810a" officeooo:paragraph-rsid="003a810a"/>
    </style:style>
    <style:style style:name="P23" style:family="paragraph" style:parent-style-name="Heading_20_1">
      <style:text-properties officeooo:paragraph-rsid="003a810a"/>
    </style:style>
    <style:style style:name="P24" style:family="paragraph" style:parent-style-name="Heading_20_1">
      <style:text-properties officeooo:paragraph-rsid="0027acc7"/>
    </style:style>
    <style:style style:name="P25" style:family="paragraph" style:parent-style-name="Heading_20_1" style:list-style-name="">
      <style:text-properties officeooo:rsid="0037c3a7" officeooo:paragraph-rsid="0037c3a7"/>
    </style:style>
    <style:style style:name="P26" style:family="paragraph" style:parent-style-name="Heading_20_1">
      <style:paragraph-properties fo:break-before="page"/>
      <style:text-properties officeooo:rsid="00414fb0" officeooo:paragraph-rsid="0037c3a7"/>
    </style:style>
    <style:style style:name="P27" style:family="paragraph" style:parent-style-name="Heading_20_1">
      <style:paragraph-properties fo:break-before="page"/>
      <style:text-properties officeooo:rsid="0032a104" officeooo:paragraph-rsid="0032a104"/>
    </style:style>
    <style:style style:name="P28" style:family="paragraph" style:parent-style-name="Heading_20_3">
      <style:text-properties officeooo:rsid="0037c3a7" officeooo:paragraph-rsid="0037c3a7"/>
    </style:style>
    <style:style style:name="P29" style:family="paragraph" style:parent-style-name="Heading_20_3">
      <style:text-properties officeooo:rsid="003c7f22" officeooo:paragraph-rsid="003c7f22"/>
    </style:style>
    <style:style style:name="P30" style:family="paragraph">
      <loext:graphic-properties draw:fill="none"/>
      <style:text-properties fo:font-size="12pt"/>
    </style:style>
    <style:style style:name="P31" style:family="paragraph">
      <style:text-properties style:font-name="DejaVu Sans" fo:font-size="12pt" fo:font-weight="bold" style:font-weight-asian="bold" style:font-weight-complex="bold"/>
    </style:style>
    <style:style style:name="P32" style:family="paragraph">
      <style:paragraph-properties fo:text-align="center"/>
    </style:style>
    <style:style style:name="P33" style:family="paragraph">
      <style:paragraph-properties fo:text-align="center"/>
      <style:text-properties style:font-name="DejaVu Sans" fo:font-size="12pt" fo:font-weight="bold" style:font-weight-asian="bold" style:font-weight-complex="bold"/>
    </style:style>
    <style:style style:name="P34" style:family="paragraph">
      <style:paragraph-properties fo:text-align="center"/>
      <style:text-properties fo:font-size="12pt"/>
    </style:style>
    <style:style style:name="P35" style:family="paragraph">
      <loext:graphic-properties draw:fill="none" draw:fill-color="#ffffff"/>
      <style:paragraph-properties fo:text-align="center"/>
      <style:text-properties fo:font-size="12pt"/>
    </style:style>
    <style:style style:name="T1" style:family="text">
      <style:text-properties officeooo:rsid="00317696"/>
    </style:style>
    <style:style style:name="T2" style:family="text">
      <style:text-properties fo:font-style="italic" style:font-style-asian="italic" style:font-style-complex="italic"/>
    </style:style>
    <style:style style:name="T3" style:family="text">
      <style:text-properties fo:font-style="italic" officeooo:rsid="00265e9e" style:font-style-asian="italic" style:font-style-complex="italic"/>
    </style:style>
    <style:style style:name="T4" style:family="text">
      <style:text-properties fo:font-style="italic" officeooo:rsid="003c7f22" style:font-style-asian="italic" style:font-style-complex="italic"/>
    </style:style>
    <style:style style:name="T5" style:family="text">
      <style:text-properties fo:font-style="italic" officeooo:rsid="003f62dd" style:font-style-asian="italic" style:font-style-complex="italic"/>
    </style:style>
    <style:style style:name="T6" style:family="text">
      <style:text-properties fo:font-style="italic" officeooo:rsid="004abebb"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3c7f22" style:font-style-asian="italic" style:font-weight-asian="normal" style:font-style-complex="italic" style:font-weight-complex="normal"/>
    </style:style>
    <style:style style:name="T9" style:family="text">
      <style:text-properties fo:font-style="italic" fo:font-weight="bold" officeooo:rsid="003c7f22"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265e9e" style:font-style-asian="normal" style:font-style-complex="normal"/>
    </style:style>
    <style:style style:name="T12" style:family="text">
      <style:text-properties fo:font-style="normal" officeooo:rsid="0027acc7" style:font-style-asian="normal" style:font-style-complex="normal"/>
    </style:style>
    <style:style style:name="T13" style:family="text">
      <style:text-properties fo:font-style="normal" officeooo:rsid="003a810a" style:font-style-asian="normal" style:font-style-complex="normal"/>
    </style:style>
    <style:style style:name="T14" style:family="text">
      <style:text-properties fo:font-style="normal" officeooo:rsid="003e34f5" style:font-style-asian="normal" style:font-style-complex="normal"/>
    </style:style>
    <style:style style:name="T15" style:family="text">
      <style:text-properties fo:font-style="normal" officeooo:rsid="003f62dd" style:font-style-asian="normal" style:font-style-complex="normal"/>
    </style:style>
    <style:style style:name="T16" style:family="text">
      <style:text-properties fo:font-style="normal" officeooo:rsid="004abebb" style:font-style-asian="normal" style:font-style-complex="normal"/>
    </style:style>
    <style:style style:name="T17" style:family="text">
      <style:text-properties fo:font-style="normal" officeooo:rsid="004c73ca" style:font-style-asian="normal" style:font-style-complex="normal"/>
    </style:style>
    <style:style style:name="T18" style:family="text">
      <style:text-properties fo:font-style="normal" officeooo:rsid="004f1f5d"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3c7f22"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c7f22" style:font-style-asian="normal" style:font-weight-asian="normal" style:font-style-complex="normal" style:font-weight-complex="normal"/>
    </style:style>
    <style:style style:name="T23" style:family="text">
      <style:text-properties officeooo:rsid="0023c334"/>
    </style:style>
    <style:style style:name="T24" style:family="text">
      <style:text-properties officeooo:rsid="0024ecc9"/>
    </style:style>
    <style:style style:name="T25" style:family="text">
      <style:text-properties style:font-name="Courier 10 Pitch" fo:font-style="normal" officeooo:rsid="00265e9e" style:font-style-asian="normal" style:font-style-complex="normal"/>
    </style:style>
    <style:style style:name="T26" style:family="text">
      <style:text-properties officeooo:rsid="0027acc7"/>
    </style:style>
    <style:style style:name="T27" style:family="text">
      <style:text-properties officeooo:rsid="002907b0"/>
    </style:style>
    <style:style style:name="T28" style:family="text">
      <style:text-properties officeooo:rsid="0029f242"/>
    </style:style>
    <style:style style:name="T29" style:family="text">
      <style:text-properties officeooo:rsid="002d4846"/>
    </style:style>
    <style:style style:name="T30" style:family="text">
      <style:text-properties officeooo:rsid="0032d821"/>
    </style:style>
    <style:style style:name="T31" style:family="text">
      <style:text-properties officeooo:rsid="00343d6a"/>
    </style:style>
    <style:style style:name="T32" style:family="text">
      <style:text-properties officeooo:rsid="00388b09"/>
    </style:style>
    <style:style style:name="T33" style:family="text">
      <style:text-properties officeooo:rsid="003c7f22"/>
    </style:style>
    <style:style style:name="T34" style:family="text">
      <style:text-properties officeooo:rsid="003c8049"/>
    </style:style>
    <style:style style:name="T35" style:family="text">
      <style:text-properties officeooo:rsid="0041ee77"/>
    </style:style>
    <style:style style:name="T36" style:family="text">
      <style:text-properties officeooo:rsid="00421d1f"/>
    </style:style>
    <style:style style:name="T37" style:family="text">
      <style:text-properties officeooo:rsid="00467cc6"/>
    </style:style>
    <style:style style:name="T38" style:family="text">
      <style:text-properties style:font-name="DejaVu Sans" fo:font-size="12pt" fo:font-weight="bold" style:font-weight-asian="bold" style:font-weight-complex="bold"/>
    </style:style>
    <style:style style:name="T39" style:family="text">
      <style:text-properties fo:font-size="12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vg:stroke-width="0.011in" svg:stroke-color="#000000" draw:marker-start-width="0.1555in" draw:marker-end-width="0.1555in" draw:stroke-linejoin="round" svg:stroke-linecap="round" draw:fill="none" draw:textarea-horizontal-align="justify" draw:textarea-vertical-align="middle" draw:auto-grow-height="false" fo:min-height="2.1547in" fo:min-width="6.4862in" fo:padding-top="0.0055in" fo:padding-bottom="0.0055in" fo:padding-left="0.0055in" fo:padding-right="0.0055in" style:run-through="foreground"/>
    </style:style>
    <style:style style:name="gr3" style:family="graphic">
      <style:graphic-properties draw:textarea-horizontal-align="justify" draw:textarea-vertical-align="middle" draw:auto-grow-height="false" fo:min-height="0.3311in" fo:min-width="0.6626in" style:run-through="foreground"/>
    </style:style>
    <style:style style:name="gr4" style:family="graphic">
      <style:graphic-properties draw:textarea-horizontal-align="justify" draw:textarea-vertical-align="middle" draw:auto-grow-height="false" fo:min-height="0.5335in" fo:min-width="0.9272in" style:run-through="foreground"/>
    </style:style>
    <style:style style:name="gr5" style:family="graphic">
      <style:graphic-properties draw:textarea-horizontal-align="justify" draw:textarea-vertical-align="middle" draw:auto-grow-height="false" fo:min-height="0.8354in" fo:min-width="0.8354in" style:run-through="foreground"/>
    </style:style>
    <style:style style:name="gr6" style:family="graphic">
      <style:graphic-properties draw:textarea-vertical-align="middle" draw:auto-grow-height="false" fo:min-height="0.2402in" fo:min-width="0.648in" style:run-through="foreground"/>
    </style:style>
    <style:style style:name="gr7" style:family="graphic">
      <style:graphic-properties svg:stroke-color="#000000" draw:marker-end="Double_20_Arrow" draw:textarea-horizontal-align="center" draw:textarea-vertical-align="middle" style:run-through="foreground"/>
    </style:style>
    <style:style style:name="gr8" style:family="graphic">
      <style:graphic-properties draw:stroke="none" svg:stroke-color="#000000" draw:marker-end="Double_20_Arrow" draw:fill="none" draw:fill-color="#ffffff" fo:min-height="0.2807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201in" svg:y="0.189in" svg:width="5.228in" svg:height="0.6252in" draw:z-index="0">
        <draw:image xlink:href="Pictures/100000000000027C0000004C93EBD3A4C4321A1C.jpg" xlink:type="simple" xlink:show="embed" xlink:actuate="onLoad"/>
      </draw:frame>
      <text:p text:style-name="P16">Quick Start Guide</text:p>
      <text:p text:style-name="Subtitle"><text:span text:style-name="T29">Icecast-enabled </text:span>Studio-to-Transmitter Link <text:span text:style-name="T23">Encoder</text:span></text:p>
      <text:h text:style-name="Heading_20_1" text:outline-level="1">Basics <text:span text:style-name="T24">and Cabling</text:span></text:h>
      <text:p text:style-name="P6">Now that you've unpacked the box and tor<text:span text:style-name="T30">n</text:span> into the goods, make sure everything is here:</text:p>
      <text:list xml:id="list1922883408922787229" text:style-name="L1">
        <text:list-item>
          <text:p text:style-name="P21"><text:span text:style-name="T30">Studio-to-transmitter link (</text:span>STL<text:span text:style-name="T30">)</text:span> enclosure</text:p>
        </text:list-item>
        <text:list-item>
          <text:p text:style-name="P21">Power cable</text:p>
        </text:list-item>
        <text:list-item>
          <text:p text:style-name="P21">Ethernet cable</text:p>
        </text:list-item>
        <text:list-item>
          <text:p text:style-name="P21">These instructions</text:p>
        </text:list-item>
      </text:list>
      <text:p text:style-name="P7"><text:span text:style-name="T32">Secure</text:span> the STL in an appropriate place for your installation. We suggest a 19-inch rack, but put it anywhere safe and out of the way. <text:span text:style-name="T23">It's not intended for use in a broadcast studio because the power supply fan is audible in quiet environments. </text:span>Make sure you provide for a LAN connection (up to 1Gbps, <text:span text:style-name="T27">[</text:span>10000BaseT<text:span text:style-name="T27">]</text:span>).</text:p>
      <text:p text:style-name="P13">You also need to <text:span text:style-name="T28">supply</text:span> <text:span text:style-name="T28">two balanced </text:span>audio cables (<text:span text:style-name="T28">one each for the </text:span>Left and Right <text:span text:style-name="T31">channels </text:span>for <text:span text:style-name="T31">a </text:span>stereo <text:span text:style-name="T31">broadcast</text:span>) to the STL. <text:span text:style-name="T23">Depending on the audio card model in your STL encoder, you need cables with either male ¼-inch TRS connectors or male XLR connectors to connect to the STL.</text:span></text:p>
      <text:h text:style-name="P23" text:outline-level="1">Cabling and Connections</text:h>
      <text:list xml:id="list3089269170915365484" text:style-name="L2">
        <text:list-item>
          <text:p text:style-name="P22">Use the Ethernet cable provided (or your own) to connect the STL to your LAN switch.</text:p>
        </text:list-item>
        <text:list-item>
          <text:p text:style-name="P22">Connect audio cables from your “upstream” device (distribution amplifier, EAS unit, audio switcher, etc.) to the Left and Right inputs of the STL.</text:p>
        </text:list-item>
        <text:list-item>
          <text:p text:style-name="P22">Use the power cable provided to plug in <text:s/>your STL. It will turn on automatically.</text:p>
        </text:list-item>
      </text:list>
      <text:h text:style-name="P24" text:outline-level="1">Network Configuration and Sign-in</text:h>
      <text:p text:style-name="P12">The MAC address for this unit is: </text:p>
      <text:p text:style-name="P8"><text:span text:style-name="T37">You may be able to start using your STL as soon as you turn it on</text:span>. It is configured to obtain an Internet Protocol (IP) address from your DHCP server. <text:span text:style-name="T26">Using the above MAC address, you may want to configure your DHCP server to issue a statically assigned IP address, or “static reservation” to the STL.</text:span></text:p>
      <text:p text:style-name="P8"><text:span text:style-name="T37">You can look up the IP address on the STL once it is running, and connected to the network. You </text:span><text:soft-page-break/><text:span text:style-name="T37">may need to do this if you have not assigned a static reservation for the STL in your DHCP server. To retrieve the IP address from the STL, plug in</text:span> a VGA or HDMI display and USB or PS/2 keyboard to the appropriate connectors on the rear of the STL. Log in as user <text:span text:style-name="T10">'</text:span><text:span text:style-name="T2">pmw</text:span><text:span text:style-name="T6">user</text:span>' with the password '<text:span text:style-name="T2">p</text:span><text:span text:style-name="T6">mwuser</text:span><text:span text:style-name="T10">'. </text:span><text:span text:style-name="T16">Use th</text:span><text:span text:style-name="T17">e menu to </text:span><text:span text:style-name="T18">display</text:span><text:span text:style-name="T17"> networking configuration and various system service status</text:span><text:span text:style-name="T11">. </text:span><text:span text:style-name="T18">Note the IP address for configuring your Icecast streaming clients.</text:span></text:p>
      <text:h text:style-name="Heading_20_1" text:outline-level="1"><text:span text:style-name="T11">S</text:span><text:span text:style-name="T10">treaming Client Configuration</text:span></text:h>
      <text:p text:style-name="P10"><text:span text:style-name="T10">The STL includes an Icecast streaming server. The server is configured with the following parameters, </text:span><text:span text:style-name="T13">which y</text:span><text:span text:style-name="T10">ou will need to configure your client(s) </text:span><text:span text:style-name="T13">(transmitter, stream monitor, etc.) </text:span><text:span text:style-name="T10">to connect to the server.</text:span></text:p>
      <text:p text:style-name="P11"><text:span text:style-name="T19">Icecast server IP address</text:span><text:span text:style-name="T10">: provided by your DHCP server (see above)</text:span></text:p>
      <text:p text:style-name="P20"><text:span text:style-name="T19">Icecast streaming client connection details</text:span><text:span text:style-name="T21">:</text:span></text:p>
      <text:p text:style-name="P18"><text:span text:style-name="T20">stream URL</text:span><text:span text:style-name="T21">: </text:span><text:span text:style-name="T22">http://</text:span><text:span text:style-name="T9">&lt;STL-IP-ADDRESS&gt;</text:span><text:span text:style-name="T22">:</text:span><text:span text:style-name="T7">8000/</text:span><text:span text:style-name="T8">live</text:span></text:p>
      <text:p text:style-name="P11"><text:span text:style-name="T19">Icecast administrative credentials</text:span><text:span text:style-name="T10">:</text:span></text:p>
      <text:p text:style-name="P18"><text:span text:style-name="T19">username</text:span><text:span text:style-name="T21">:</text:span><text:span text:style-name="T10"> </text:span><text:span text:style-name="T2">kwvh-admin</text:span></text:p>
      <text:p text:style-name="P18"><text:span text:style-name="T19">password</text:span><text:span text:style-name="T21">: </text:span><text:span text:style-name="T7">pMIqDUXu9HCzFhf2FWvl5%FZZ+mNsH0T</text:span></text:p>
      <text:p text:style-name="P19"><text:span text:style-name="T19">Icecast log details</text:span><text:span text:style-name="T21">:</text:span></text:p>
      <text:p text:style-name="P17"><text:span text:style-name="T10">Access log</text:span><text:span text:style-name="T21">: </text:span><text:span text:style-name="T7">/var/log/icecast2/access.log</text:span></text:p>
      <text:p text:style-name="P17"><text:span text:style-name="T10">Error log</text:span><text:span text:style-name="T21">: </text:span><text:span text:style-name="T7">/var/log/icecast2/error.log</text:span></text:p>
      <text:h text:style-name="P25" text:outline-level="1"/>
      <text:h text:style-name="P26" text:outline-level="1">Theory of Operation and Advanced Configuration</text:h>
      <text:h text:style-name="P28" text:outline-level="3">Audio Routing Configuration</text:h>
      <text:p text:style-name="P14"><text:span text:style-name="T36">A</text:span>udio flow<text:span text:style-name="T35">s</text:span> through the <text:span text:style-name="T36">Phantom Machine Works </text:span>STL <text:span text:style-name="T35">a</text:span>s shown in F<text:span text:style-name="T33">igure 1</text:span>.</text:p>
      <text:h text:style-name="P29" text:outline-level="3"><draw:g text:anchor-type="char" draw:z-index="1" draw:style-name="gr1"><draw:custom-shape draw:style-name="gr2" draw:text-style-name="P30" svg:width="6.4976in" svg:height="2.1661in" svg:x="0in" svg:y="0.1362in"><text:p/><draw:enhanced-geometry svg:viewBox="0 0 21600 21600" draw:type="rectangle" draw:enhanced-path="M 0 0 L 21600 0 21600 21600 0 21600 0 0 Z N"/></draw:custom-shape><draw:custom-shape draw:style-name="gr3" draw:text-style-name="P31" svg:width="1.1823in" svg:height="0.5913in" svg:x="0.1382in" svg:y="0.3335in"><text:p><text:span text:style-name="T38">Analog Audio</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4" draw:text-style-name="P33" svg:width="0.9843in" svg:height="0.5906in" svg:x="1.5591in" svg:y="1.1209in"><text:p text:style-name="P32"><text:span text:style-name="T38">JACK</text:span></text:p><text:p text:style-name="P32"><text:span text:style-name="T38">Audio Trans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3" svg:width="1.1815in" svg:height="1.1815in" svg:x="3.1756in" svg:y="0.3335in"><text:p text:style-name="P32"><text:span text:style-name="T38">Liquidsoap</text:span></text:p><text:p text:style-name="P32"><text:span text:style-name="T38">Encoder</text:spa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6" draw:text-style-name="P33" svg:width="0.9858in" svg:height="0.5906in" svg:x="4.8646in" svg:y="1.0898in"><text:p text:style-name="P32"><text:span text:style-name="T38">Icecast</text:span></text:p><text:p text:style-name="P32"><text:span text:style-name="T38">Stream Server</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7" draw:text-style-name="P34" svg:x1="0.7161in" svg:y1="0.8063in" svg:x2="1.6433in" svg:y2="1.2902in"><text:p/></draw:line><draw:line draw:style-name="gr7" draw:text-style-name="P34" svg:x1="2.4866in" svg:y1="1.2646in" svg:x2="3.3984in" svg:y2="1.0299in"><text:p/></draw:line><draw:line draw:style-name="gr7" draw:text-style-name="P34" svg:x1="4.0492in" svg:y1="1.1028in" svg:x2="4.8646in" svg:y2="1.3945in"><text:p/></draw:line><draw:frame draw:style-name="gr8" draw:text-style-name="P35" svg:width="6.4386in" svg:height="0.2807in" svg:x="0.0236in" svg:y="2.0217in"><draw:text-box><text:p text:style-name="P32"><text:span text:style-name="T39">Figure 1: Audio routing through the PMW STL</text:span></text:p></draw:text-box></draw:frame></draw:g>Analog Audio</text:h>
      <text:p text:style-name="P15">This is the source of the audio signal, mixed and routed to the audio card in the STL.</text:p>
      <text:h text:style-name="P29" text:outline-level="3">JACK Audio Routing Service</text:h>
      <text:p text:style-name="Text_20_body"><text:span text:style-name="T14">The PMW STL uses the open source </text:span><text:span text:style-name="T2">JACK</text:span> <text:span text:style-name="T33">(</text:span><text:span text:style-name="T4">Jack Audio Connection Kit</text:span><text:span text:style-name="T33">) application to route analog audio from the sound card to the digital encoder application. Think of JACK as a software patch panel you use to connect audio outputs to audio inputs. JACK</text:span> is configured in its startup script <text:span text:style-name="T2">/usr/local/bin/pmw-jackd-start.sh</text:span><text:span text:style-name="T10">. The parameters in this script are configured to search for and route the audio from the PCIe audio card to the Liquidsoap encoder.</text:span></text:p>
      <text:h text:style-name="Heading_20_3" text:outline-level="3">Liquidsoap Encoder</text:h>
      <text:p text:style-name="Text_20_body"><text:span text:style-name="T34">Your STL uses the open source application </text:span><text:span text:style-name="T2">Liquidsoap</text:span> <text:span text:style-name="T34">to convert analog audio signals into digital format. This conversion is known as “encoding”. Liquidsoap</text:span> is configured in the plain text file <text:span text:style-name="T2">/etc/liquidsoap/10-stl-encoder.liq</text:span>. This script (written with the Liquidsoap scripting language) sets all the parameters for the ingestion of the analog audio and its conversion to digital format. On encoding the audio, liquidsoap then routes the digital audio to the Icecast stream server.</text:p>
      <text:h text:style-name="Heading_20_3" text:outline-level="3">Icecast Stream Server</text:h>
      <text:p text:style-name="Text_20_body"><text:span text:style-name="T34">Your customized STL uses the open source </text:span><text:span text:style-name="T2">Icecast</text:span> stream server <text:span text:style-name="T34">to transport the station's digitized audio signal to the transmitter. Icecast</text:span> is configured in the plain text file <text:span text:style-name="T2">/etc/icecast2/icecast.xml</text:span><text:span text:style-name="T10"> to accept digital audio from its “</text:span><text:span text:style-name="T2">source client</text:span><text:span text:style-name="T10">” </text:span><text:span text:style-name="T15">(</text:span><text:span text:style-name="T5">Liquidsoap</text:span><text:span text:style-name="T15">, in this case) </text:span><text:span text:style-name="T10">and distribute that audio to the streaming clients. We expect that there will be few streaming clients: primarily the transmitter, and </text:span><text:span text:style-name="T15">possibly</text:span><text:span text:style-name="T10"> a workstation in the studio configured to monitor the stream.</text:span></text:p>
      <text:h text:style-name="P27" text:outline-level="1">Document History</text:h>
      <table:table table:name="Table2" table:style-name="Table2">
        <table:table-column table:style-name="Table2.A" table:number-columns-repeated="3"/>
        <table:table-row>
          <table:table-cell table:style-name="Table2.A1" office:value-type="string">
            <text:p text:style-name="P3">Revision Date</text:p>
          </table:table-cell>
          <table:table-cell table:style-name="Table2.B1" office:value-type="string">
            <text:p text:style-name="P3">Editor</text:p>
          </table:table-cell>
          <table:table-cell table:style-name="Table2.C1" office:value-type="string">
            <text:p text:style-name="P3">Change Summary</text:p>
          </table:table-cell>
        </table:table-row>
        <table:table-row>
          <table:table-cell table:style-name="Table2.A2" office:value-type="string">
            <text:p text:style-name="Table_20_Contents"><text:date style:data-style-name="N84" text:date-value="2015-11-20T10:13:43.986034118" text:fixed="true">2015-11-20</text:date></text:p>
          </table:table-cell>
          <table:table-cell table:style-name="Table2.B2" office:value-type="string">
            <text:p text:style-name="Table_20_Contents"><text:author-name text:fixed="false">David Klann</text:author-name></text:p>
          </table:table-cell>
          <table:table-cell table:style-name="Table2.C2" office:value-type="string">
            <text:p text:style-name="P4">Initial revision</text:p>
          </table:table-cell>
        </table:table-row>
        <table:table-row>
          <table:table-cell table:style-name="Table2.A3" office:value-type="string">
            <text:p text:style-name="Table_20_Contents"><text:date style:data-style-name="N84" text:date-value="2015-11-26T10:57:56.673401612" text:fixed="true">2015-11-26</text:date></text:p>
          </table:table-cell>
          <table:table-cell table:style-name="Table2.B3" office:value-type="string">
            <text:p text:style-name="Table_20_Contents"><text:author-name text:fixed="false">David Klann</text:author-name></text:p>
          </table:table-cell>
          <table:table-cell table:style-name="Table2.C3" office:value-type="string">
            <text:p text:style-name="P5">Document editor suggested changes, cleanup</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Double_20_Arrow" draw:display-name="Double Arrow" svg:viewBox="0 0 1131 1918" svg:d="M737 1131h394l-564-1131-567 1131h398l-398 787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may-break-between-rows="false"/>
    </style:style>
    <style:style style:name="Table1.A" style:family="table-column">
      <style:table-column-properties style:column-width="2.6854in" style:rel-column-width="26294*"/>
    </style:style>
    <style:style style:name="Table1.B" style:family="table-column">
      <style:table-column-properties style:column-width="2.3146in" style:rel-column-width="22663*"/>
    </style:style>
    <style:style style:name="Table1.C" style:family="table-column">
      <style:table-column-properties style:column-width="1.6931in" style:rel-column-width="16578*"/>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MP1" style:family="paragraph" style:parent-style-name="Table_20_Contents">
      <style:text-properties fo:font-size="10pt" officeooo:rsid="002ee2e9" officeooo:paragraph-rsid="00317696" style:font-size-asian="10pt" style:font-size-complex="10pt"/>
    </style:style>
    <style:style style:name="MP2" style:family="paragraph" style:parent-style-name="Table_20_Contents">
      <style:paragraph-properties fo:text-align="end" style:justify-single-word="false"/>
      <style:text-properties fo:font-size="10pt" officeooo:rsid="002ee2e9" officeooo:paragraph-rsid="002ee2e9" style:font-size-asian="10pt" style:font-size-complex="10pt"/>
    </style:style>
    <style:style style:name="MT1" style:family="text">
      <style:text-properties officeooo:rsid="0031769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1"><text:file-name text:display="name-and-extension">STL-encoder-icecast-quick-start.odt</text:file-name></text:p>
            </table:table-cell>
            <table:table-cell table:style-name="Table1.B1" office:value-type="string">
              <text:p text:style-name="MP1"><text:page-number text:select-page="current">4</text:page-number> <text:span text:style-name="MT1">of </text:span><text:span text:style-name="MT1"><text:page-count>4</text:page-count></text:span></text:p>
            </table:table-cell>
            <table:table-cell table:style-name="Table1.C1" office:value-type="string">
              <text:p text:style-name="MP2">Revision Date: <text:date style:data-style-name="N84" text:date-value="2015-11-26T22:35:25.221731001">2015-11-26</text:dat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Klann</meta:initial-creator>
    <meta:creation-date>2015-11-05T15:04:49.466751968</meta:creation-date>
    <dc:date>2015-11-26T22:35:25.176772749</dc:date>
    <dc:creator>David Klann</dc:creator>
    <meta:editing-duration>P3DT11H34M46S</meta:editing-duration>
    <meta:editing-cycles>40</meta:editing-cycles>
    <meta:generator>LibreOffice/5.0.3.2$Linux_X86_64 LibreOffice_project/00m0$Build-2</meta:generator>
    <meta:document-statistic meta:table-count="2" meta:image-count="1" meta:object-count="0" meta:page-count="4" meta:paragraph-count="53" meta:word-count="743" meta:character-count="4657" meta:non-whitespace-character-count="3973"/>
  </office:meta>
</office:document-meta>
</file>